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1" svg:stroke-width="0cm" draw:stroke-linejoin="none" svg:stroke-linecap="butt" draw:fill="solid" draw:fill-color="#ff0000" draw:textarea-horizontal-align="center" draw:textarea-vertical-align="middle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ff" draw:textarea-horizontal-align="center" draw:textarea-vertical-align="middle"/>
    </style:style>
    <style:style style:name="gr4" style:family="graphic" style:parent-style-name="standard">
      <style:graphic-properties svg:stroke-width="0.05cm" svg:stroke-color="#ff0000" draw:marker-start-width="0.28cm" draw:marker-end-width="0.28cm" draw:fill="none" draw:textarea-horizontal-align="justify" draw:textarea-vertical-align="middle" draw:auto-grow-height="false" fo:min-height="0.139cm" fo:min-width="1.279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f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ff0000" draw:marker-start="Linienspitzen_20_5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ff" draw:marker-start-width="0.28cm" draw:marker-end-width="0.28cm" draw:fill="none" draw:textarea-horizontal-align="justify" draw:textarea-vertical-align="middle" draw:auto-grow-height="false" fo:min-height="0.11cm" fo:min-width="1.17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0000ff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00" draw:marker-start="Linienspitzen_20_6" draw:marker-start-width="0.28cm" draw:marker-end-width="0.28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091cm" fo:min-width="5.306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0000ff" draw:marker-start="Linienspitzen_20_6" draw:marker-start-width="0.28cm" draw:marker-end-width="0.28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color="#0000ff" draw:fill="none" draw:textarea-vertical-align="middle"/>
    </style:style>
    <style:style style:name="gr14" style:family="graphic" style:parent-style-name="standard">
      <style:graphic-properties svg:stroke-width="0.05cm" svg:stroke-color="#0000ff" draw:marker-start-width="0.28cm" draw:marker-end-width="0.28cm" draw:fill="none" draw:textarea-horizontal-align="justify" draw:textarea-vertical-align="middle" draw:auto-grow-height="false" fo:min-height="0.551cm" fo:min-width="3.037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0000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ff0000" loext:opacity="100%" fo:font-size="16pt" style:font-size-asian="16pt" style:font-size-complex="16pt"/>
    </style:style>
    <style:style style:name="P6" style:family="paragraph">
      <loext:graphic-properties draw:fill="none" draw:fill-color="#ffffff"/>
      <style:text-properties fo:color="#ff0000" loext:opacity="100%" fo:font-size="16pt" style:font-size-asian="16pt" style:font-size-complex="16pt"/>
    </style:style>
    <style:style style:name="P7" style:family="paragraph">
      <style:text-properties fo:color="#0000ff" loext:opacity="100%" fo:font-size="16pt" style:font-size-asian="16pt" style:font-size-complex="16pt"/>
    </style:style>
    <style:style style:name="P8" style:family="paragraph">
      <loext:graphic-properties draw:fill="none" draw:fill-color="#ffffff"/>
      <style:text-properties fo:color="#0000ff" loext:opacity="100%" fo:font-size="16pt" style:font-size-asian="16pt" style:font-size-complex="16pt"/>
    </style:style>
    <style:style style:name="P9" style:family="paragraph">
      <style:text-properties fo:color="#000000" loext:opacity="100%" fo:font-size="16pt" style:font-size-asian="16pt" style:font-size-complex="16pt"/>
    </style:style>
    <style:style style:name="P10" style:family="paragraph">
      <loext:graphic-properties draw:fill="none" draw:fill-color="#ffffff"/>
      <style:text-properties fo:color="#000000" loext:opacity="100%" fo:font-size="16pt" style:font-size-asian="16pt" style:font-size-complex="16pt"/>
    </style:style>
    <style:style style:name="P11" style:family="paragraph">
      <loext:graphic-properties draw:fill-color="#000000"/>
      <style:paragraph-properties fo:text-align="center"/>
    </style:style>
    <style:style style:name="T1" style:family="text">
      <style:text-properties fo:color="#ff0000" loext:opacity="100%" fo:font-size="16pt" style:font-size-asian="16pt" style:font-size-complex="16pt"/>
    </style:style>
    <style:style style:name="T2" style:family="text">
      <style:text-properties fo:color="#0000ff" loext:opacity="100%" fo:font-size="16pt" style:font-size-asian="16pt" style:font-size-complex="16pt"/>
    </style:style>
    <style:style style:name="T3" style:family="text">
      <style:text-properties fo:color="#000000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svg:title>TexMaths</svg:title>
          <svg:desc>16§latex§$$
{\color{red}\vec{L}}
$$§svg§600§TRUE§</svg:desc>
          <draw:g>
            <draw:path draw:style-name="gr1" draw:text-style-name="P1" draw:layer="layout" svg:width="0.246cm" svg:height="0.109cm" svg:x="26.576cm" svg:y="1.026cm" svg:viewBox="0 0 247 110" svg:d="M198 67c-8 6-26 22-26 32 0 6 5 11 11 11 5 0 8-3 10-6 8-8 21-24 45-37 4-2 9-5 9-11 0-7-3-10-8-11-13-10-17-19-22-32-2-5-3-13-11-13s-12 8-12 11 5 21 13 34c-62 0-125 0-188 0-9 0-19 0-19 11s10 11 19 11c60 0 119 0 179 0z">
              <text:p/>
            </draw:path>
            <draw:path draw:style-name="gr1" draw:text-style-name="P1" draw:layer="layout" svg:width="0.335cm" svg:height="0.38cm" svg:x="26.474cm" svg:y="1.186cm" svg:viewBox="0 0 336 381" svg:d="M187 43c4-21 6-27 58-27 16 0 21 0 21-10 0-6-6-6-8-6-19 0-65 2-83 2-17 0-57-2-75-2-3 0-9 0-9 11 0 5 5 5 14 5 2 0 13 0 23 2 9 1 14 1 14 9 0 2 0 3-2 10-25 100-50 201-75 301-6 21-6 26-51 26-9 0-14 0-14 11 0 6 5 6 14 6 86 0 173 0 259 0 12 0 14 0 17-9 15-41 30-81 45-121 1-7 1-7 1-8 0-2-1-5-6-5s-6 1-10 11c-19 51-44 115-140 115-17 0-35 0-52 0-8 0-10 0-13 0-5-2-7-2-7-7 0-1 0-1 4-12 25-101 50-201 75-302z">
              <text:p/>
            </draw:path>
          </draw:g>
        </draw:g>
        <draw:g>
          <svg:title>TexMaths</svg:title>
          <svg:desc>16§latex§$$
{\color{black}\hat{z}}
$$§svg§600§TRUE§</svg:desc>
          <draw:g>
            <draw:path draw:style-name="gr2" draw:text-style-name="P2" draw:layer="layout" svg:width="0.148cm" svg:height="0.085cm" svg:x="21.149cm" svg:y="1.927cm" svg:viewBox="0 0 149 86" svg:d="M75 0c-25 26-50 51-75 77 4 3 7 6 11 9 21-19 42-38 64-57 21 19 42 38 63 57 4-3 8-6 11-9-25-26-49-51-74-77z">
              <text:p/>
            </draw:path>
            <draw:path draw:style-name="gr2" draw:text-style-name="P2" draw:layer="layout" svg:width="0.234cm" svg:height="0.253cm" svg:x="21.076cm" svg:y="2.067cm" svg:viewBox="0 0 235 254" svg:d="M49 201c30-32 46-46 67-64 18-16 35-30 54-49 52-53 65-80 65-82 0-6-5-6-6-6-3 0-5 2-8 6-18 27-28 37-41 37-14 0-21-10-29-19-11-13-21-24-38-24-41 0-67 53-67 64 0 3 2 6 6 6 5 0 7-3 7-6 11-26 43-26 47-26 12 0 23 3 35 8 23 8 29 8 43 8-20 24-66 66-78 74-16 16-32 32-49 47-38 37-57 69-57 72 0 7 5 7 6 7 5 0 7-2 10-8 13-19 28-34 46-34 13 0 19 5 33 21 10 11 19 21 35 21 56 0 88-71 88-87 0-3-3-4-7-4s-6 3-8 6c-12 37-49 48-66 48-11 0-21-5-34-8-19-8-27-10-38-10-1 0-9 0-16 2z">
              <text:p/>
            </draw:path>
          </draw:g>
        </draw:g>
        <draw:g>
          <svg:title>TexMaths</svg:title>
          <svg:desc>16§latex§$$
{\color{blue}\vec{\omega}}
$$§svg§600§TRUE§</svg:desc>
          <draw:g>
            <draw:path draw:style-name="gr3" draw:text-style-name="P3" draw:layer="layout" svg:width="0.246cm" svg:height="0.109cm" svg:x="27.369cm" svg:y="4.028cm" svg:viewBox="0 0 247 110" svg:d="M197 67c-8 6-25 22-25 32 0 6 5 11 11 11 5 0 8-3 9-6 8-8 21-24 45-37 5-2 10-5 10-11 0-7-4-10-8-11-13-10-18-19-23-32-1-5-3-13-11-13s-11 8-11 11 5 21 13 34c-62 0-124 0-186 0-10 0-21 0-21 11s11 11 21 11c59 0 117 0 176 0z">
              <text:p/>
            </draw:path>
            <draw:path draw:style-name="gr3" draw:text-style-name="P3" draw:layer="layout" svg:width="0.328cm" svg:height="0.253cm" svg:x="27.274cm" svg:y="4.179cm" svg:viewBox="0 0 329 254" svg:d="M329 40c0-26-9-40-22-40-14 0-29 14-29 27 0 5 4 11 8 16 10 10 19 24 19 48 0 22-9 54-27 80-17 24-38 43-63 43-32 0-50-21-54-51 6-15 19-50 19-66 0-6-3-12-10-12-5 0-11 1-16 9-6 11-12 48-12 69-18 25-40 51-75 51-37 0-50-34-50-66 0-68 58-127 58-135 0-7-5-10-11-10-7 0-12 7-15 11-28 42-49 109-49 160 0 38 13 80 59 80 40 0 65-29 86-59 5 33 25 59 60 59 43 0 70-34 91-77 13-27 33-102 33-137z">
              <text:p/>
            </draw:path>
          </draw:g>
        </draw:g>
        <draw:g>
          <svg:title>TexMaths</svg:title>
          <svg:desc>16§latex§$$
\theta_{z}&gt;\theta_{\perp}
$$§svg§600§TRUE§</svg:desc>
          <draw:g>
            <draw:path draw:style-name="gr2" draw:text-style-name="P2" draw:layer="layout" svg:width="0.231cm" svg:height="0.4cm" svg:x="21.877cm" svg:y="11.781cm" svg:viewBox="0 0 232 401" svg:d="M232 115c0-37-10-115-67-115-79 0-165 158-165 286 0 53 16 115 67 115 80 0 165-161 165-286zM59 192c10-37 21-82 43-120 16-29 37-59 63-59 27 0 30 35 30 67 0 27-5 56-17 112-40 0-79 0-119 0zM171 210c-5 25-17 73-38 113-19 38-42 66-66 66-17 0-30-16-30-69 0-23 3-56 17-110 39 0 78 0 117 0z">
              <text:p/>
            </draw:path>
            <draw:path draw:style-name="gr2" draw:text-style-name="P2" draw:layer="layout" svg:width="0.18cm" svg:height="0.177cm" svg:x="22.141cm" svg:y="12.086cm" svg:viewBox="0 0 181 178" svg:d="M42 139c11-11 17-17 51-45 8-6 38-30 49-41 24-23 39-43 39-48s-5-5-7-5c-3 0-4 2-6 5-13 17-21 24-30 24-5 0-10-2-23-13-13-13-22-16-30-16-32 0-53 35-53 46 0 4 3 5 6 5 5 0 5-1 7-5 6-14 29-16 35-16 8 0 19 4 24 5 22 5 26 5 35 5-11 10-17 18-56 46-30 24-40 36-48 42-24 24-35 42-35 45 0 5 5 5 6 5 5 0 5-2 7-5 11-15 24-24 37-24 4 0 11 1 20 11 13 11 21 18 34 18 42 0 69-48 69-61 0-5-5-5-8-5-5 0-5 2-7 6-8 20-30 29-49 29-10 0-19-3-29-5-19-3-22-3-29-3-3 0-6 0-9 0z">
              <text:p/>
            </draw:path>
            <draw:path draw:style-name="gr2" draw:text-style-name="P2" draw:layer="layout" svg:width="0.341cm" svg:height="0.324cm" svg:x="22.58cm" svg:y="11.874cm" svg:viewBox="0 0 342 325" svg:d="M333 174c5-3 9-5 9-12 0-8-4-10-9-12-104-49-208-98-312-147-8-3-8-3-10-3-6 0-11 5-11 11 0 5 2 8 10 13 98 46 197 92 296 138-99 46-198 92-296 139-8 4-10 8-10 12 0 7 5 12 11 12 2 0 2 0 10-5 104-49 208-97 312-146z">
              <text:p/>
            </draw:path>
            <draw:path draw:style-name="gr2" draw:text-style-name="P2" draw:layer="layout" svg:width="0.231cm" svg:height="0.4cm" svg:x="23.149cm" svg:y="11.781cm" svg:viewBox="0 0 232 401" svg:d="M232 115c0-37-10-115-67-115-79 0-165 158-165 286 0 53 16 115 67 115 80 0 165-161 165-286zM59 192c10-37 21-82 43-120 16-29 37-59 63-59 27 0 30 35 30 67 0 27-5 56-17 112-40 0-79 0-119 0zM171 210c-5 25-17 73-38 113-19 38-42 66-66 66-17 0-30-16-30-69 0-23 3-56 17-110 39 0 78 0 117 0z">
              <text:p/>
            </draw:path>
            <draw:path draw:style-name="gr2" draw:text-style-name="P2" draw:layer="layout" svg:width="0.29cm" svg:height="0.271cm" svg:x="23.42cm" svg:y="11.987cm" svg:viewBox="0 0 291 272" svg:d="M155 16c0-6 0-16-9-16-10 0-10 10-10 16 0 79 0 158 0 237-40 0-80 0-120 0-6 0-16 0-16 9 0 10 10 10 16 10 86 0 173 0 259 0 7 0 16 0 16-10 0-9-9-9-16-9-40 0-80 0-120 0 0-79 0-158 0-237z">
              <text:p/>
            </draw:path>
          </draw:g>
        </draw:g>
        <draw:g>
          <draw:g>
            <draw:custom-shape draw:style-name="gr4" draw:text-style-name="P4" draw:layer="layout" svg:width="2.585cm" svg:height="0.619cm" draw:transform="rotate (-0.35116024550126) translate (5.903cm 4.64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layout" svg:x1="5.79cm" svg:y1="4.946cm" svg:x2="5.03cm" svg:y2="10.846cm">
              <text:p/>
            </draw:line>
            <draw:line draw:style-name="gr5" draw:text-style-name="P4" draw:layer="layout" svg:x1="8.229cm" svg:y1="5.823cm" svg:x2="5.049cm" svg:y2="10.803cm">
              <text:p/>
            </draw:line>
            <draw:line draw:style-name="gr6" draw:text-style-name="P4" draw:layer="layout" svg:x1="8.521cm" svg:y1="1.251cm" svg:x2="5.04cm" svg:y2="10.801cm">
              <text:p/>
            </draw:line>
          </draw:g>
          <draw:g>
            <draw:custom-shape draw:style-name="gr7" draw:text-style-name="P4" draw:layer="layout" svg:width="2.43cm" svg:height="0.58cm" draw:transform="rotate (0.122173047639603) translate (3.2cm 5.82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3.252cm" svg:y1="6.144cm" svg:x2="5.028cm" svg:y2="10.762cm">
              <text:p/>
            </draw:line>
            <draw:line draw:style-name="gr9" draw:text-style-name="P4" draw:layer="layout" svg:x1="3.7cm" svg:y1="0.928cm" svg:x2="5.086cm" svg:y2="10.8cm">
              <text:p/>
            </draw:line>
            <draw:line draw:style-name="gr8" draw:text-style-name="P4" draw:layer="layout" svg:x1="5.653cm" svg:y1="5.849cm" svg:x2="5.047cm" svg:y2="10.759cm">
              <text:p/>
            </draw:line>
          </draw:g>
          <draw:g>
            <draw:custom-shape draw:style-name="gr10" draw:text-style-name="P4" draw:layer="layout" svg:width="8.28cm" svg:height="1.967cm" draw:transform="skewX (0.0029670597283904) rotate (-0.34784411992247) translate (4.276cm 1.3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4" draw:layer="layout" svg:x1="3.923cm" svg:y1="2.397cm" svg:x2="5.063cm" svg:y2="10.777cm">
              <text:p/>
            </draw:line>
            <draw:line draw:style-name="gr11" draw:text-style-name="P4" draw:layer="layout" svg:x1="11.63cm" svg:y1="5.199cm" svg:x2="5.07cm" svg:y2="10.799cm">
              <text:p/>
            </draw:line>
          </draw:g>
          <draw:line draw:style-name="gr12" draw:text-style-name="P4" draw:layer="layout" svg:x1="6.009cm" svg:y1="3.013cm" svg:x2="5.049cm" svg:y2="10.813cm">
            <text:p/>
          </draw:line>
          <draw:g>
            <draw:line draw:style-name="gr13" draw:text-style-name="P4" draw:layer="layout" svg:x1="3.505cm" svg:y1="6.4cm" svg:x2="4.105cm" svg:y2="6.63cm">
              <text:p/>
            </draw:line>
            <draw:line draw:style-name="gr13" draw:text-style-name="P4" draw:layer="layout" svg:x1="3.62cm" svg:y1="6.658cm" svg:x2="4.22cm" svg:y2="6.888cm">
              <text:p/>
            </draw:line>
            <draw:line draw:style-name="gr13" draw:text-style-name="P4" draw:layer="layout" svg:x1="3.735cm" svg:y1="6.917cm" svg:x2="4.335cm" svg:y2="7.147cm">
              <text:p/>
            </draw:line>
            <draw:line draw:style-name="gr13" draw:text-style-name="P4" draw:layer="layout" svg:x1="3.85cm" svg:y1="7.175cm" svg:x2="4.45cm" svg:y2="7.405cm">
              <text:p/>
            </draw:line>
            <draw:line draw:style-name="gr13" draw:text-style-name="P4" draw:layer="layout" svg:x1="3.965cm" svg:y1="7.434cm" svg:x2="4.465cm" svg:y2="7.615cm">
              <text:p/>
            </draw:line>
            <draw:line draw:style-name="gr13" draw:text-style-name="P4" draw:layer="layout" svg:x1="4.08cm" svg:y1="7.692cm" svg:x2="4.59cm" svg:y2="7.882cm">
              <text:p/>
            </draw:line>
            <draw:line draw:style-name="gr13" draw:text-style-name="P4" draw:layer="layout" svg:x1="4.195cm" svg:y1="7.95cm" svg:x2="4.705cm" svg:y2="8.14cm">
              <text:p/>
            </draw:line>
            <draw:line draw:style-name="gr13" draw:text-style-name="P4" draw:layer="layout" svg:x1="4.317cm" svg:y1="8.195cm" svg:x2="4.727cm" svg:y2="8.365cm">
              <text:p/>
            </draw:line>
            <draw:line draw:style-name="gr13" draw:text-style-name="P4" draw:layer="layout" svg:x1="4.425cm" svg:y1="8.467cm" svg:x2="4.785cm" svg:y2="8.607cm">
              <text:p/>
            </draw:line>
          </draw:g>
        </draw:g>
        <draw:g>
          <draw:g>
            <draw:custom-shape draw:style-name="gr4" draw:text-style-name="P4" draw:layer="layout" svg:width="2.585cm" svg:height="0.619cm" draw:transform="rotate (-0.35116024550126) translate (23.559cm 4.65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layout" svg:x1="23.446cm" svg:y1="4.959cm" svg:x2="22.686cm" svg:y2="10.859cm">
              <text:p/>
            </draw:line>
            <draw:line draw:style-name="gr5" draw:text-style-name="P4" draw:layer="layout" svg:x1="25.885cm" svg:y1="5.836cm" svg:x2="22.705cm" svg:y2="10.816cm">
              <text:p/>
            </draw:line>
            <draw:line draw:style-name="gr6" draw:text-style-name="P4" draw:layer="layout" svg:x1="26.177cm" svg:y1="1.264cm" svg:x2="22.696cm" svg:y2="10.814cm">
              <text:p/>
            </draw:line>
          </draw:g>
          <draw:g>
            <draw:custom-shape draw:style-name="gr14" draw:text-style-name="P4" draw:layer="layout" svg:width="5.073cm" svg:height="1.203cm" draw:transform="skewX (-0.000872664625997136) rotate (0.244346095279206) translate (19.81cm 8.01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20.043cm" svg:y1="8.708cm" svg:x2="22.723cm" svg:y2="10.758cm">
              <text:p/>
            </draw:line>
            <draw:line draw:style-name="gr9" draw:text-style-name="P4" draw:layer="layout" svg:x1="21.479cm" svg:y1="1.509cm" svg:x2="22.739cm" svg:y2="10.798cm">
              <text:p/>
            </draw:line>
            <draw:line draw:style-name="gr8" draw:text-style-name="P4" draw:layer="layout" svg:x1="24.838cm" svg:y1="7.521cm" svg:x2="22.741cm" svg:y2="10.795cm">
              <text:p/>
            </draw:line>
          </draw:g>
          <draw:g>
            <draw:custom-shape draw:style-name="gr10" draw:text-style-name="P4" draw:layer="layout" svg:width="8.28cm" svg:height="1.967cm" draw:transform="skewX (0.0029670597283904) rotate (-0.34784411992247) translate (21.932cm 1.3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4" draw:layer="layout" svg:x1="21.579cm" svg:y1="2.41cm" svg:x2="22.719cm" svg:y2="10.79cm">
              <text:p/>
            </draw:line>
            <draw:line draw:style-name="gr11" draw:text-style-name="P4" draw:layer="layout" svg:x1="29.286cm" svg:y1="5.212cm" svg:x2="22.726cm" svg:y2="10.812cm">
              <text:p/>
            </draw:line>
          </draw:g>
          <draw:line draw:style-name="gr12" draw:text-style-name="P4" draw:layer="layout" svg:x1="27.025cm" svg:y1="4.086cm" svg:x2="22.705cm" svg:y2="10.826cm">
            <text:p/>
          </draw:line>
          <draw:g>
            <draw:line draw:style-name="gr13" draw:text-style-name="P4" draw:layer="layout" svg:x1="20.685cm" svg:y1="9.005cm" svg:x2="21.432cm" svg:y2="8.94cm">
              <text:p/>
            </draw:line>
            <draw:line draw:style-name="gr13" draw:text-style-name="P4" draw:layer="layout" svg:x1="20.901cm" svg:y1="9.187cm" svg:x2="21.648cm" svg:y2="9.122cm">
              <text:p/>
            </draw:line>
            <draw:line draw:style-name="gr13" draw:text-style-name="P4" draw:layer="layout" svg:x1="21.118cm" svg:y1="9.369cm" svg:x2="21.865cm" svg:y2="9.304cm">
              <text:p/>
            </draw:line>
            <draw:line draw:style-name="gr13" draw:text-style-name="P4" draw:layer="layout" svg:x1="21.335cm" svg:y1="9.551cm" svg:x2="22.082cm" svg:y2="9.486cm">
              <text:p/>
            </draw:line>
            <draw:line draw:style-name="gr13" draw:text-style-name="P4" draw:layer="layout" svg:x1="21.551cm" svg:y1="9.732cm" svg:x2="22.298cm" svg:y2="9.667cm">
              <text:p/>
            </draw:line>
            <draw:line draw:style-name="gr13" draw:text-style-name="P4" draw:layer="layout" svg:x1="21.768cm" svg:y1="9.914cm" svg:x2="22.418cm" svg:y2="9.854cm">
              <text:p/>
            </draw:line>
            <draw:line draw:style-name="gr13" draw:text-style-name="P4" draw:layer="layout" svg:x1="21.985cm" svg:y1="10.096cm" svg:x2="22.635cm" svg:y2="10.036cm">
              <text:p/>
            </draw:line>
            <draw:line draw:style-name="gr13" draw:text-style-name="P4" draw:layer="layout" svg:x1="22.201cm" svg:y1="10.263cm" svg:x2="22.75cm" svg:y2="10.233cm">
              <text:p/>
            </draw:line>
            <draw:line draw:style-name="gr13" draw:text-style-name="P4" draw:layer="layout" svg:x1="22.418cm" svg:y1="10.46cm" svg:x2="22.868cm" svg:y2="10.42cm">
              <text:p/>
            </draw:line>
          </draw:g>
        </draw:g>
        <draw:g>
          <svg:title>TexMaths</svg:title>
          <svg:desc>16§latex§$$
{\color{black}\hat{z}}
$$§svg§600§TRUE§</svg:desc>
          <draw:g>
            <draw:path draw:style-name="gr2" draw:text-style-name="P2" draw:layer="layout" svg:width="0.148cm" svg:height="0.085cm" svg:x="3.35cm" svg:y="1.327cm" svg:viewBox="0 0 149 86" svg:d="M75 0c-25 26-50 51-75 77 4 3 7 6 11 9 21-19 42-38 64-57 21 19 42 38 63 57 4-3 8-6 11-9-25-26-49-51-74-77z">
              <text:p/>
            </draw:path>
            <draw:path draw:style-name="gr2" draw:text-style-name="P2" draw:layer="layout" svg:width="0.234cm" svg:height="0.253cm" svg:x="3.277cm" svg:y="1.467cm" svg:viewBox="0 0 235 254" svg:d="M49 201c30-32 46-46 67-64 18-16 35-30 54-49 52-53 65-80 65-82 0-6-5-6-6-6-3 0-5 2-8 6-18 27-28 37-41 37-14 0-21-10-29-19-11-13-21-24-38-24-41 0-67 53-67 64 0 3 2 6 6 6 5 0 7-3 7-6 11-26 43-26 47-26 12 0 23 3 35 8 23 8 29 8 43 8-20 24-66 66-78 74-16 16-32 32-49 47-38 37-57 69-57 72 0 7 5 7 6 7 5 0 7-2 10-8 13-19 28-34 46-34 13 0 19 5 33 21 10 11 19 21 35 21 56 0 88-71 88-87 0-3-3-4-7-4s-6 3-8 6c-12 37-49 48-66 48-11 0-21-5-34-8-19-8-27-10-38-10-1 0-9 0-16 2z">
              <text:p/>
            </draw:path>
          </draw:g>
        </draw:g>
        <draw:g>
          <svg:title>TexMaths</svg:title>
          <svg:desc>16§latex§$$
{\color{blue}\vec{\omega}}
$$§svg§600§TRUE§</svg:desc>
          <draw:g>
            <draw:path draw:style-name="gr3" draw:text-style-name="P3" draw:layer="layout" svg:width="0.246cm" svg:height="0.109cm" svg:x="6.369cm" svg:y="2.829cm" svg:viewBox="0 0 247 110" svg:d="M197 67c-8 6-25 22-25 32 0 6 5 11 11 11 5 0 8-3 9-6 8-8 21-24 45-37 5-2 10-5 10-11 0-7-4-10-8-11-13-10-18-19-23-32-1-5-3-13-11-13s-11 8-11 11 5 21 13 34c-62 0-124 0-186 0-10 0-21 0-21 11s11 11 21 11c59 0 117 0 176 0z">
              <text:p/>
            </draw:path>
            <draw:path draw:style-name="gr3" draw:text-style-name="P3" draw:layer="layout" svg:width="0.328cm" svg:height="0.253cm" svg:x="6.274cm" svg:y="2.98cm" svg:viewBox="0 0 329 254" svg:d="M329 40c0-26-9-40-22-40-14 0-29 14-29 27 0 5 4 11 8 16 10 10 19 24 19 48 0 22-9 54-27 80-17 24-38 43-63 43-32 0-50-21-54-51 6-15 19-50 19-66 0-6-3-12-10-12-5 0-11 1-16 9-6 11-12 48-12 69-18 25-40 51-75 51-37 0-50-34-50-66 0-68 58-127 58-135 0-7-5-10-11-10-7 0-12 7-15 11-28 42-49 109-49 160 0 38 13 80 59 80 40 0 65-29 86-59 5 33 25 59 60 59 43 0 70-34 91-77 13-27 33-102 33-137z">
              <text:p/>
            </draw:path>
          </draw:g>
        </draw:g>
        <draw:g>
          <svg:title>TexMaths</svg:title>
          <svg:desc>16§latex§$$
{\color{red}\vec{L}}
$$§svg§600§TRUE§</svg:desc>
          <draw:g>
            <draw:path draw:style-name="gr1" draw:text-style-name="P1" draw:layer="layout" svg:width="0.246cm" svg:height="0.109cm" svg:x="8.877cm" svg:y="1.027cm" svg:viewBox="0 0 247 110" svg:d="M198 67c-8 6-26 22-26 32 0 6 5 11 11 11 5 0 8-3 10-6 8-8 21-24 45-37 4-2 9-5 9-11 0-7-3-10-8-11-13-10-17-19-22-32-2-5-3-13-11-13s-12 8-12 11 5 21 13 34c-62 0-125 0-188 0-9 0-19 0-19 11s10 11 19 11c60 0 119 0 179 0z">
              <text:p/>
            </draw:path>
            <draw:path draw:style-name="gr1" draw:text-style-name="P1" draw:layer="layout" svg:width="0.335cm" svg:height="0.38cm" svg:x="8.775cm" svg:y="1.187cm" svg:viewBox="0 0 336 381" svg:d="M187 43c4-21 6-27 58-27 16 0 21 0 21-10 0-6-6-6-8-6-19 0-65 2-83 2-17 0-57-2-75-2-3 0-9 0-9 11 0 5 5 5 14 5 2 0 13 0 23 2 9 1 14 1 14 9 0 2 0 3-2 10-25 100-50 201-75 301-6 21-6 26-51 26-9 0-14 0-14 11 0 6 5 6 14 6 86 0 173 0 259 0 12 0 14 0 17-9 15-41 30-81 45-121 1-7 1-7 1-8 0-2-1-5-6-5s-6 1-10 11c-19 51-44 115-140 115-17 0-35 0-52 0-8 0-10 0-13 0-5-2-7-2-7-7 0-1 0-1 4-12 25-101 50-201 75-302z">
              <text:p/>
            </draw:path>
          </draw:g>
        </draw:g>
        <draw:g>
          <svg:title>TexMaths</svg:title>
          <svg:desc>16§latex§$$
{\color{red}K}
$$§svg§600§TRUE§</svg:desc>
          <draw:g>
            <draw:path draw:style-name="gr1" draw:text-style-name="P1" draw:layer="layout" svg:width="0.474cm" svg:height="0.38cm" svg:x="17.478cm" svg:y="1.58cm" svg:viewBox="0 0 475 381" svg:d="M263 156c0-1-3-6-3-8 0-1 11-9 16-12 33-26 66-52 99-77 52-38 73-40 91-41 4-2 9-2 9-12 0-3-2-6-6-6-13 0-26 2-40 2-19 0-42-2-62-2-4 0-10 0-10 11 0 3 3 5 6 7 13 1 18 3 18 11 0 9-18 24-21 25-72 56-144 112-217 168 15-60 30-119 45-179 5-21 6-25 46-25 15 0 19 0 19-12 0-4-4-6-7-6-16 0-56 2-72 2s-56-2-72-2c-3 0-11 0-11 11 0 7 5 7 16 7 8 0 17 0 25 1 8 0 11 2 11 8 0 3 0 5-1 11-25 100-50 200-75 300-6 21-6 25-51 25-10 0-16 0-16 12 0 6 6 6 10 6 14 0 54-2 70-2 11 0 24 0 35 0 13 0 25 2 36 2 5 0 12 0 12-11 0-7-5-7-16-7-21 0-35 0-35-9 0-5 3-16 4-26 8-28 15-57 23-86 27-21 55-43 83-65 21 50 42 100 63 150 8 16 8 16 8 19 0 17-24 17-30 17-5 0-11 0-11 12 0 6 6 6 8 6 22 0 44-2 67-2 13 0 43 2 56 2 1 0 9 0 9-11 0-7-6-7-11-7-22 0-30-4-38-25-27-61-53-121-80-182z">
              <text:p/>
            </draw:path>
          </draw:g>
        </draw:g>
        <draw:frame draw:style-name="gr15" draw:text-style-name="P6" draw:layer="layout" svg:width="5.25cm" svg:height="1cm" svg:x="13.2cm" svg:y="1.3cm">
          <draw:text-box>
            <text:p text:style-name="P5"><text:span text:style-name="T1">Rastpolkegel in </text:span></text:p>
          </draw:text-box>
        </draw:frame>
        <draw:g>
          <svg:title>TexMaths</svg:title>
          <svg:desc>16§latex§$$
{\color{blue}\widetilde{K}}
$$§svg§600§TRUE§</svg:desc>
          <draw:g>
            <draw:path draw:style-name="gr3" draw:text-style-name="P3" draw:layer="layout" svg:width="0.308cm" svg:height="0.063cm" svg:x="17.791cm" svg:y="2.581cm" svg:viewBox="0 0 309 64" svg:d="M303 0c-29 22-57 40-86 40-23 0-38-10-58-21-16-9-33-19-55-19-15 0-29 5-42 10-11 6-22 12-32 20s-20 16-30 24c3 3 5 7 8 10 27-22 57-40 86-40 22 0 38 10 57 21 16 9 34 19 56 19 15 0 29-5 42-10 11-6 22-12 32-20 9-8 19-16 28-24-2-4-4-7-6-10z">
              <text:p/>
            </draw:path>
            <draw:path draw:style-name="gr3" draw:text-style-name="P3" draw:layer="layout" svg:width="0.474cm" svg:height="0.382cm" svg:x="17.679cm" svg:y="2.744cm" svg:viewBox="0 0 475 383" svg:d="M263 156c0-1-3-6-3-8 5-4 11-8 16-12 33-25 66-50 99-75 52-39 73-42 91-43 4 0 9 0 9-12 0-1-2-6-6-6-13 0-26 2-40 2-19 0-42-2-62-2-4 0-10 0-10 11 0 5 3 7 6 7 13 1 18 4 18 12 0 10-18 23-21 26-72 56-144 112-217 168 15-61 30-121 45-181 5-19 6-25 46-25 15 0 19 0 19-12 0-4-4-6-7-6-16 0-56 2-72 2s-56-2-72-2c-3 0-11 0-11 11 0 7 5 7 16 7 8 0 17 1 25 1 8 2 11 3 11 10 0 1 0 3-1 9-25 101-50 201-75 302-6 21-6 26-51 26-10 0-16 0-16 11 0 6 6 6 10 6 14 0 54-1 70-1 11 0 24 0 35 0 13 0 25 1 36 1 5 0 12 0 12-11 0-6-5-6-16-6-21 0-35 0-35-10 0-5 3-16 4-26 8-28 15-57 23-87 27-22 55-43 83-64 21 50 42 100 63 150 8 14 8 16 8 19 0 18-24 18-30 18-5 0-11 0-11 11 0 6 6 6 8 6 22 0 44-1 67-1 13 0 43 1 56 1 1 0 9 0 9-11 0-6-6-6-11-6-22 0-30-5-38-26-27-61-53-122-80-184z">
              <text:p/>
            </draw:path>
          </draw:g>
        </draw:g>
        <draw:frame draw:style-name="gr15" draw:text-style-name="P8" draw:layer="layout" svg:width="5.25cm" svg:height="1cm" svg:x="13.2cm" svg:y="2.5cm">
          <draw:text-box>
            <text:p text:style-name="P7"><text:span text:style-name="T2">Gangpolkegel in </text:span></text:p>
          </draw:text-box>
        </draw:frame>
        <draw:frame draw:style-name="gr15" draw:text-style-name="P10" draw:layer="layout" svg:width="5.25cm" svg:height="1cm" svg:x="13.2cm" svg:y="3.7cm">
          <draw:text-box>
            <text:p text:style-name="P9"><text:span text:style-name="T3">Nutationskegel</text:span></text:p>
          </draw:text-box>
        </draw:frame>
        <draw:custom-shape draw:style-name="gr16" draw:text-style-name="P11" draw:layer="layout" svg:width="0.25cm" svg:height="0.25cm" svg:x="22.62cm" svg:y="10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25cm" svg:height="0.25cm" svg:x="4.955cm" svg:y="10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6§latex§$$
\theta_{z}&lt;\theta_{\perp}
$$§svg§600§TRUE§</svg:desc>
          <draw:g>
            <draw:path draw:style-name="gr2" draw:text-style-name="P2" draw:layer="layout" svg:width="0.231cm" svg:height="0.4cm" svg:x="4.177cm" svg:y="11.783cm" svg:viewBox="0 0 232 401" svg:d="M232 115c0-37-10-115-67-115-79 0-165 158-165 286 0 53 16 115 67 115 80 0 165-161 165-286zM59 192c10-37 21-82 43-120 16-29 37-59 63-59 27 0 30 35 30 67 0 27-5 56-17 112-40 0-79 0-119 0zM171 210c-5 25-17 73-38 113-19 38-42 66-66 66-17 0-30-16-30-69 0-23 3-56 17-110 39 0 78 0 117 0z">
              <text:p/>
            </draw:path>
            <draw:path draw:style-name="gr2" draw:text-style-name="P2" draw:layer="layout" svg:width="0.18cm" svg:height="0.177cm" svg:x="4.441cm" svg:y="12.088cm" svg:viewBox="0 0 181 178" svg:d="M42 139c11-11 17-17 51-45 8-6 38-30 49-41 24-23 39-43 39-48s-5-5-7-5c-3 0-4 2-6 5-13 17-21 24-30 24-5 0-10-2-23-13-13-13-22-16-30-16-32 0-53 35-53 46 0 4 3 5 6 5 5 0 5-1 7-5 6-14 29-16 35-16 8 0 19 4 24 5 22 5 26 5 35 5-11 10-17 18-56 46-30 24-40 36-48 42-24 24-35 42-35 45 0 5 5 5 6 5 5 0 5-2 7-5 11-15 24-24 37-24 4 0 11 1 20 11 13 11 21 18 34 18 42 0 69-48 69-61 0-5-5-5-8-5-5 0-5 2-7 6-8 20-30 29-49 29-10 0-19-3-29-5-19-3-22-3-29-3-3 0-6 0-9 0z">
              <text:p/>
            </draw:path>
            <draw:path draw:style-name="gr2" draw:text-style-name="P2" draw:layer="layout" svg:width="0.341cm" svg:height="0.324cm" svg:x="4.88cm" svg:y="11.876cm" svg:viewBox="0 0 342 325" svg:d="M333 24c6-3 9-6 9-13 0-6-4-11-11-11-1 0-3 0-9 3-104 49-208 98-312 147-7 2-10 4-10 12 0 7 3 9 10 12 104 49 208 97 312 146 6 5 8 5 9 5 7 0 11-5 11-12 0-6-3-9-9-12-99-47-198-93-296-139 98-46 197-92 296-138z">
              <text:p/>
            </draw:path>
            <draw:path draw:style-name="gr2" draw:text-style-name="P2" draw:layer="layout" svg:width="0.231cm" svg:height="0.4cm" svg:x="5.449cm" svg:y="11.783cm" svg:viewBox="0 0 232 401" svg:d="M232 115c0-37-10-115-67-115-79 0-165 158-165 286 0 53 16 115 67 115 80 0 165-161 165-286zM59 192c10-37 21-82 43-120 16-29 37-59 63-59 27 0 30 35 30 67 0 27-5 56-17 112-40 0-79 0-119 0zM171 210c-5 25-17 73-38 113-19 38-42 66-66 66-17 0-30-16-30-69 0-23 3-56 17-110 39 0 78 0 117 0z">
              <text:p/>
            </draw:path>
            <draw:path draw:style-name="gr2" draw:text-style-name="P2" draw:layer="layout" svg:width="0.29cm" svg:height="0.271cm" svg:x="5.72cm" svg:y="11.989cm" svg:viewBox="0 0 291 272" svg:d="M155 16c0-6 0-16-9-16-10 0-10 10-10 16 0 79 0 158 0 237-40 0-80 0-120 0-6 0-16 0-16 9 0 10 10 10 16 10 86 0 173 0 259 0 7 0 16 0 16-10 0-9-9-9-16-9-40 0-80 0-120 0 0-79 0-158 0-237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11-08T21:52:31.189839165</dc:date>
    <meta:editing-duration>PT2H50M31S</meta:editing-duration>
    <meta:editing-cycles>33</meta:editing-cycles>
    <meta:generator>LibreOffice/7.3.7.2$Linux_X86_64 LibreOffice_project/30$Build-2</meta:generator>
    <meta:document-statistic meta:object-count="102"/>
  </office:meta>
</office:document-meta>
</file>